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rate 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 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725594204" calcext:value-type="float">
            <text:p>63.6725594204</text:p>
          </table:table-cell>
          <table:table-cell office:value-type="float" office:value="0.00534514961026" calcext:value-type="float">
            <text:p>0.0053451496</text:p>
          </table:table-cell>
          <table:table-cell office:value-type="float" office:value="0.00339480251527" calcext:value-type="float">
            <text:p>0.0033948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695202979" calcext:value-type="float">
            <text:p>63.6695202979</text:p>
          </table:table-cell>
          <table:table-cell office:value-type="float" office:value="0.00547774509804" calcext:value-type="float">
            <text:p>0.0054777451</text:p>
          </table:table-cell>
          <table:table-cell office:value-type="float" office:value="0.00347446862059" calcext:value-type="float">
            <text:p>0.00347446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628492107" calcext:value-type="float">
            <text:p>62.1628492107</text:p>
          </table:table-cell>
          <table:table-cell office:value-type="float" office:value="0.00525607934055" calcext:value-type="float">
            <text:p>0.0052560793</text:p>
          </table:table-cell>
          <table:table-cell office:value-type="float" office:value="0.00333228284301" calcext:value-type="float">
            <text:p>0.0033322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701572147" calcext:value-type="float">
            <text:p>63.6701572147</text:p>
          </table:table-cell>
          <table:table-cell office:value-type="float" office:value="0.00549492207139" calcext:value-type="float">
            <text:p>0.0054949221</text:p>
          </table:table-cell>
          <table:table-cell office:value-type="float" office:value="0.00339347161907" calcext:value-type="float">
            <text:p>0.0033934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43568933" calcext:value-type="float">
            <text:p>62.143568933</text:p>
          </table:table-cell>
          <table:table-cell office:value-type="float" office:value="0.00571007470376" calcext:value-type="float">
            <text:p>0.0057100747</text:p>
          </table:table-cell>
          <table:table-cell office:value-type="float" office:value="0.0033031020765" calcext:value-type="float">
            <text:p>0.0033031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233192113" calcext:value-type="float">
            <text:p>63.6233192113</text:p>
          </table:table-cell>
          <table:table-cell office:value-type="float" office:value="0.00523548314041" calcext:value-type="float">
            <text:p>0.0052354831</text:p>
          </table:table-cell>
          <table:table-cell office:value-type="float" office:value="0.00340553107872" calcext:value-type="float">
            <text:p>0.0034055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229392819" calcext:value-type="float">
            <text:p>62.229392819</text:p>
          </table:table-cell>
          <table:table-cell office:value-type="float" office:value="0.00486883427689" calcext:value-type="float">
            <text:p>0.0048688343</text:p>
          </table:table-cell>
          <table:table-cell office:value-type="float" office:value="0.00317121440098" calcext:value-type="float">
            <text:p>0.003171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714206795" calcext:value-type="float">
            <text:p>63.714206795</text:p>
          </table:table-cell>
          <table:table-cell office:value-type="float" office:value="0.00505643629053" calcext:value-type="float">
            <text:p>0.0050564363</text:p>
          </table:table-cell>
          <table:table-cell office:value-type="float" office:value="0.00331015616995" calcext:value-type="float">
            <text:p>0.0033101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6944459452" calcext:value-type="float">
            <text:p>63.6944459452</text:p>
          </table:table-cell>
          <table:table-cell office:value-type="float" office:value="0.0057785096758" calcext:value-type="float">
            <text:p>0.0057785097</text:p>
          </table:table-cell>
          <table:table-cell office:value-type="float" office:value="0.00337248674073" calcext:value-type="float">
            <text:p>0.0033724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.131290573" calcext:value-type="float">
            <text:p>62.131290573</text:p>
          </table:table-cell>
          <table:table-cell office:value-type="float" office:value="0.00498157175986" calcext:value-type="float">
            <text:p>0.0049815718</text:p>
          </table:table-cell>
          <table:table-cell office:value-type="float" office:value="0.00325531580852" calcext:value-type="float">
            <text:p>0.003255315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63.07113104202" calcext:value-type="float">
            <text:p>63.071131042</text:p>
          </table:table-cell>
          <table:table-cell table:formula="of:=AVERAGE([.C2:.C11])" office:value-type="float" office:value="0.005320480596749" calcext:value-type="float">
            <text:p>0.0053204806</text:p>
          </table:table-cell>
          <table:table-cell table:formula="of:=AVERAGE([.D2:.D11])" office:value-type="float" office:value="0.003341283187334" calcext:value-type="float">
            <text:p>0.0033412832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12]-[.B15]" office:value-type="float" office:value="62.2920455016577" calcext:value-type="float">
            <text:p>62.2920455017</text:p>
          </table:table-cell>
          <table:table-cell table:formula="of:=[.C12]-[.C15]" office:value-type="float" office:value="0.00501913550108306" calcext:value-type="float">
            <text:p>0.0050191355</text:p>
          </table:table-cell>
          <table:table-cell table:formula="of:=[.D12]-[.D15]" office:value-type="float" office:value="0.00325484165877328" calcext:value-type="float">
            <text:p>0.0032548417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12]+[.B15]" office:value-type="float" office:value="63.8502165823823" calcext:value-type="float">
            <text:p>63.8502165824</text:p>
          </table:table-cell>
          <table:table-cell table:formula="of:=[.C12]+[.C15]" office:value-type="float" office:value="0.00562182569241495" calcext:value-type="float">
            <text:p>0.0056218257</text:p>
          </table:table-cell>
          <table:table-cell table:formula="of:=[.D12]+[.D15]" office:value-type="float" office:value="0.00342772471589472" calcext:value-type="float">
            <text:p>0.0034277247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11])" office:value-type="float" office:value="0.779085540362346" calcext:value-type="float">
            <text:p>0.7790855404</text:p>
          </table:table-cell>
          <table:table-cell table:formula="of:=STDEV([.C2:.C11])" office:value-type="float" office:value="0.000301345095665945" calcext:value-type="float">
            <text:p>0.0003013451</text:p>
          </table:table-cell>
          <table:table-cell table:formula="of:=STDEV([.D2:.D11])" office:value-type="float" office:value="0.0000864415285607186" calcext:value-type="float">
            <text:p>8.64415285607186E-0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752078555" calcext:value-type="float">
            <text:p>117.752078555</text:p>
          </table:table-cell>
          <table:table-cell office:value-type="float" office:value="0.00596743268969" calcext:value-type="float">
            <text:p>0.0059674327</text:p>
          </table:table-cell>
          <table:table-cell office:value-type="float" office:value="0.00331043788815" calcext:value-type="float">
            <text:p>0.0033104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675076699" calcext:value-type="float">
            <text:p>117.675076699</text:p>
          </table:table-cell>
          <table:table-cell office:value-type="float" office:value="0.00524412244898" calcext:value-type="float">
            <text:p>0.0052441224</text:p>
          </table:table-cell>
          <table:table-cell office:value-type="float" office:value="0.00330183273143" calcext:value-type="float">
            <text:p>0.0033018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31665237" calcext:value-type="float">
            <text:p>120.031665237</text:p>
          </table:table-cell>
          <table:table-cell office:value-type="float" office:value="0.00566379135539" calcext:value-type="float">
            <text:p>0.0056637914</text:p>
          </table:table-cell>
          <table:table-cell office:value-type="float" office:value="0.00343034353725" calcext:value-type="float">
            <text:p>0.00343034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028877743" calcext:value-type="float">
            <text:p>120.028877743</text:p>
          </table:table-cell>
          <table:table-cell office:value-type="float" office:value="0.00559270955686" calcext:value-type="float">
            <text:p>0.0055927096</text:p>
          </table:table-cell>
          <table:table-cell office:value-type="float" office:value="0.00339995995697" calcext:value-type="float">
            <text:p>0.00339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87354588" calcext:value-type="float">
            <text:p>119.987354588</text:p>
          </table:table-cell>
          <table:table-cell office:value-type="float" office:value="0.00528926093917" calcext:value-type="float">
            <text:p>0.0052892609</text:p>
          </table:table-cell>
          <table:table-cell office:value-type="float" office:value="0.00335053794136" calcext:value-type="float">
            <text:p>0.0033505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675076699" calcext:value-type="float">
            <text:p>117.675076699</text:p>
          </table:table-cell>
          <table:table-cell office:value-type="float" office:value="0.00527577142857" calcext:value-type="float">
            <text:p>0.0052757714</text:p>
          </table:table-cell>
          <table:table-cell office:value-type="float" office:value="0.00335942036173" calcext:value-type="float">
            <text:p>0.00335942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66951473" calcext:value-type="float">
            <text:p>119.966951473</text:p>
          </table:table-cell>
          <table:table-cell office:value-type="float" office:value="0.00560853255069" calcext:value-type="float">
            <text:p>0.0056085326</text:p>
          </table:table-cell>
          <table:table-cell office:value-type="float" office:value="0.00342206566061" calcext:value-type="float">
            <text:p>0.00342206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978952465" calcext:value-type="float">
            <text:p>119.978952465</text:p>
          </table:table-cell>
          <table:table-cell office:value-type="float" office:value="0.00532579242263" calcext:value-type="float">
            <text:p>0.0053257924</text:p>
          </table:table-cell>
          <table:table-cell office:value-type="float" office:value="0.00345881171516" calcext:value-type="float">
            <text:p>0.0034588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792354146" calcext:value-type="float">
            <text:p>117.792354146</text:p>
          </table:table-cell>
          <table:table-cell office:value-type="float" office:value="0.00578899401849" calcext:value-type="float">
            <text:p>0.005788994</text:p>
          </table:table-cell>
          <table:table-cell office:value-type="float" office:value="0.00340672496002" calcext:value-type="float">
            <text:p>0.003406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11781278" calcext:value-type="float">
            <text:p>120.11781278</text:p>
          </table:table-cell>
          <table:table-cell office:value-type="float" office:value="0.00531316897655" calcext:value-type="float">
            <text:p>0.005313169</text:p>
          </table:table-cell>
          <table:table-cell office:value-type="float" office:value="0.00339375855463" calcext:value-type="float">
            <text:p>0.003393758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6])" office:value-type="float" office:value="119.1006200385" calcext:value-type="float">
            <text:p>119.1006200385</text:p>
          </table:table-cell>
          <table:table-cell table:formula="of:=AVERAGE([.C17:.C26])" office:value-type="float" office:value="0.005506957638702" calcext:value-type="float">
            <text:p>0.0055069576</text:p>
          </table:table-cell>
          <table:table-cell table:formula="of:=AVERAGE([.D17:.D26])" office:value-type="float" office:value="0.003383389330731" calcext:value-type="float">
            <text:p>0.0033833893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27]-[.B30]" office:value-type="float" office:value="117.91431128293" calcext:value-type="float">
            <text:p>117.9143112829</text:p>
          </table:table-cell>
          <table:table-cell table:formula="of:=[.C27]-[.C30]" office:value-type="float" office:value="0.00525438298619501" calcext:value-type="float">
            <text:p>0.005254383</text:p>
          </table:table-cell>
          <table:table-cell table:formula="of:=[.D27]-[.D30]" office:value-type="float" office:value="0.00333181105445654" calcext:value-type="float">
            <text:p>0.0033318111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27]+[.B30]" office:value-type="float" office:value="120.28692879407" calcext:value-type="float">
            <text:p>120.2869287941</text:p>
          </table:table-cell>
          <table:table-cell table:formula="of:=[.C27]+[.C30]" office:value-type="float" office:value="0.00575953229120899" calcext:value-type="float">
            <text:p>0.0057595323</text:p>
          </table:table-cell>
          <table:table-cell table:formula="of:=[.D27]+[.D30]" office:value-type="float" office:value="0.00343496760700545" calcext:value-type="float">
            <text:p>0.0034349676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7:.B26])" office:value-type="float" office:value="1.18630875557007" calcext:value-type="float">
            <text:p>1.1863087556</text:p>
          </table:table-cell>
          <table:table-cell table:formula="of:=STDEV([.C17:.C26])" office:value-type="float" office:value="0.00025257465250699" calcext:value-type="float">
            <text:p>0.0002525747</text:p>
          </table:table-cell>
          <table:table-cell table:formula="of:=STDEV([.D17:.D26])" office:value-type="float" office:value="0.0000515782762744555" calcext:value-type="float">
            <text:p>5.15782762744555E-0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358630875" calcext:value-type="float">
            <text:p>215.358630875</text:p>
          </table:table-cell>
          <table:table-cell office:value-type="float" office:value="0.00604157894737" calcext:value-type="float">
            <text:p>0.0060415789</text:p>
          </table:table-cell>
          <table:table-cell office:value-type="float" office:value="0.00344265829543" calcext:value-type="float">
            <text:p>0.00344265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.20904681" calcext:value-type="float">
            <text:p>213.20904681</text:p>
          </table:table-cell>
          <table:table-cell office:value-type="float" office:value="0.00572709735577" calcext:value-type="float">
            <text:p>0.0057270974</text:p>
          </table:table-cell>
          <table:table-cell office:value-type="float" office:value="0.00326536751195" calcext:value-type="float">
            <text:p>0.00326536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.643243067" calcext:value-type="float">
            <text:p>214.643243067</text:p>
          </table:table-cell>
          <table:table-cell office:value-type="float" office:value="0.00567224676724" calcext:value-type="float">
            <text:p>0.0056722468</text:p>
          </table:table-cell>
          <table:table-cell office:value-type="float" office:value="0.00339933019288" calcext:value-type="float">
            <text:p>0.00339933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50977289" calcext:value-type="float">
            <text:p>215.50977289</text:p>
          </table:table-cell>
          <table:table-cell office:value-type="float" office:value="0.00544685977421" calcext:value-type="float">
            <text:p>0.0054468598</text:p>
          </table:table-cell>
          <table:table-cell office:value-type="float" office:value="0.00322617616205" calcext:value-type="float">
            <text:p>0.0032261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.612528159" calcext:value-type="float">
            <text:p>211.612528159</text:p>
          </table:table-cell>
          <table:table-cell office:value-type="float" office:value="0.00585761446886" calcext:value-type="float">
            <text:p>0.0058576145</text:p>
          </table:table-cell>
          <table:table-cell office:value-type="float" office:value="0.00352795824947" calcext:value-type="float">
            <text:p>0.00352795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.519368831" calcext:value-type="float">
            <text:p>211.519368831</text:p>
          </table:table-cell>
          <table:table-cell office:value-type="float" office:value="0.00594597240765" calcext:value-type="float">
            <text:p>0.0059459724</text:p>
          </table:table-cell>
          <table:table-cell office:value-type="float" office:value="0.003358503217" calcext:value-type="float">
            <text:p>0.0033585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.148073108" calcext:value-type="float">
            <text:p>212.148073108</text:p>
          </table:table-cell>
          <table:table-cell office:value-type="float" office:value="0.00596533625149" calcext:value-type="float">
            <text:p>0.0059653363</text:p>
          </table:table-cell>
          <table:table-cell office:value-type="float" office:value="0.00332505333521" calcext:value-type="float">
            <text:p>0.00332505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240926845" calcext:value-type="float">
            <text:p>215.240926845</text:p>
          </table:table-cell>
          <table:table-cell office:value-type="float" office:value="0.00575309039281" calcext:value-type="float">
            <text:p>0.0057530904</text:p>
          </table:table-cell>
          <table:table-cell office:value-type="float" office:value="0.00330230335365" calcext:value-type="float">
            <text:p>0.00330230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.104678062" calcext:value-type="float">
            <text:p>210.104678062</text:p>
          </table:table-cell>
          <table:table-cell office:value-type="float" office:value="0.0061513038205" calcext:value-type="float">
            <text:p>0.0061513038</text:p>
          </table:table-cell>
          <table:table-cell office:value-type="float" office:value="0.00341926787216" calcext:value-type="float">
            <text:p>0.00341926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.316137503" calcext:value-type="float">
            <text:p>215.316137503</text:p>
          </table:table-cell>
          <table:table-cell office:value-type="float" office:value="0.00584535098156" calcext:value-type="float">
            <text:p>0.005845351</text:p>
          </table:table-cell>
          <table:table-cell office:value-type="float" office:value="0.00360748836298" calcext:value-type="float">
            <text:p>0.00360748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2:.B41])" office:value-type="float" office:value="213.466240615" calcext:value-type="float">
            <text:p>213.466240615</text:p>
          </table:table-cell>
          <table:table-cell table:formula="of:=AVERAGE([.C32:.C41])" office:value-type="float" office:value="0.005840645116746" calcext:value-type="float">
            <text:p>0.0058406451</text:p>
          </table:table-cell>
          <table:table-cell table:formula="of:=AVERAGE([.D32:.D41])" office:value-type="float" office:value="0.003387410655278" calcext:value-type="float">
            <text:p>0.0033874107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42]-[.B45]" office:value-type="float" office:value="211.46500471412" calcext:value-type="float">
            <text:p>211.4650047141</text:p>
          </table:table-cell>
          <table:table-cell table:formula="of:=[.C42]-[.C45]" office:value-type="float" office:value="0.00563848487235947" calcext:value-type="float">
            <text:p>0.0056384849</text:p>
          </table:table-cell>
          <table:table-cell table:formula="of:=[.D42]-[.D45]" office:value-type="float" office:value="0.00326943914184685" calcext:value-type="float">
            <text:p>0.0032694391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42]+[.B45]" office:value-type="float" office:value="215.46747651588" calcext:value-type="float">
            <text:p>215.4674765159</text:p>
          </table:table-cell>
          <table:table-cell table:formula="of:=[.C42]+[.C45]" office:value-type="float" office:value="0.00604280536113253" calcext:value-type="float">
            <text:p>0.0060428054</text:p>
          </table:table-cell>
          <table:table-cell table:formula="of:=[.D42]+[.D45]" office:value-type="float" office:value="0.00350538216870915" calcext:value-type="float">
            <text:p>0.003505382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2:.B41])" office:value-type="float" office:value="2.00123590088016" calcext:value-type="float">
            <text:p>2.0012359009</text:p>
          </table:table-cell>
          <table:table-cell table:formula="of:=STDEV([.C32:.C41])" office:value-type="float" office:value="0.000202160244386532" calcext:value-type="float">
            <text:p>0.0002021602</text:p>
          </table:table-cell>
          <table:table-cell table:formula="of:=STDEV([.D32:.D41])" office:value-type="float" office:value="0.000117971513431153" calcext:value-type="float">
            <text:p>0.00011797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119561127" calcext:value-type="float">
            <text:p>357.119561127</text:p>
          </table:table-cell>
          <table:table-cell office:value-type="float" office:value="0.00638119895092" calcext:value-type="float">
            <text:p>0.006381199</text:p>
          </table:table-cell>
          <table:table-cell office:value-type="float" office:value="0.003390242316" calcext:value-type="float">
            <text:p>0.00339024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33821054" calcext:value-type="float">
            <text:p>356.33821054</text:p>
          </table:table-cell>
          <table:table-cell office:value-type="float" office:value="0.00640261470773" calcext:value-type="float">
            <text:p>0.0064026147</text:p>
          </table:table-cell>
          <table:table-cell office:value-type="float" office:value="0.00335905383879" calcext:value-type="float">
            <text:p>0.0033590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5.865704052" calcext:value-type="float">
            <text:p>355.865704052</text:p>
          </table:table-cell>
          <table:table-cell office:value-type="float" office:value="0.00654732977303" calcext:value-type="float">
            <text:p>0.0065473298</text:p>
          </table:table-cell>
          <table:table-cell office:value-type="float" office:value="0.00383893537053" calcext:value-type="float">
            <text:p>0.00383893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380510441" calcext:value-type="float">
            <text:p>356.380510441</text:p>
          </table:table-cell>
          <table:table-cell office:value-type="float" office:value="0.00688141588297" calcext:value-type="float">
            <text:p>0.0068814159</text:p>
          </table:table-cell>
          <table:table-cell office:value-type="float" office:value="0.00374311618003" calcext:value-type="float">
            <text:p>0.00374311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929472088" calcext:value-type="float">
            <text:p>356.929472088</text:p>
          </table:table-cell>
          <table:table-cell office:value-type="float" office:value="0.00633122551482" calcext:value-type="float">
            <text:p>0.0063312255</text:p>
          </table:table-cell>
          <table:table-cell office:value-type="float" office:value="0.00337214288982" calcext:value-type="float">
            <text:p>0.00337214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487497147" calcext:value-type="float">
            <text:p>357.487497147</text:p>
          </table:table-cell>
          <table:table-cell office:value-type="float" office:value="0.00669299283154" calcext:value-type="float">
            <text:p>0.0066929928</text:p>
          </table:table-cell>
          <table:table-cell office:value-type="float" office:value="0.0034041243649" calcext:value-type="float">
            <text:p>0.00340412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318749112" calcext:value-type="float">
            <text:p>357.318749112</text:p>
          </table:table-cell>
          <table:table-cell office:value-type="float" office:value="0.00640417054819" calcext:value-type="float">
            <text:p>0.0064041705</text:p>
          </table:table-cell>
          <table:table-cell office:value-type="float" office:value="0.00341778093702" calcext:value-type="float">
            <text:p>0.00341778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240091198" calcext:value-type="float">
            <text:p>356.240091198</text:p>
          </table:table-cell>
          <table:table-cell office:value-type="float" office:value="0.00654855957321" calcext:value-type="float">
            <text:p>0.0065485596</text:p>
          </table:table-cell>
          <table:table-cell office:value-type="float" office:value="0.00347229964846" calcext:value-type="float">
            <text:p>0.00347229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.156153734" calcext:value-type="float">
            <text:p>357.156153734</text:p>
          </table:table-cell>
          <table:table-cell office:value-type="float" office:value="0.00718418938307" calcext:value-type="float">
            <text:p>0.0071841894</text:p>
          </table:table-cell>
          <table:table-cell office:value-type="float" office:value="0.00357715069941" calcext:value-type="float">
            <text:p>0.00357715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.252792533" calcext:value-type="float">
            <text:p>356.252792533</text:p>
          </table:table-cell>
          <table:table-cell office:value-type="float" office:value="0.00675032329989" calcext:value-type="float">
            <text:p>0.0067503233</text:p>
          </table:table-cell>
          <table:table-cell office:value-type="float" office:value="0.00373620274239" calcext:value-type="float">
            <text:p>0.003736202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6])" office:value-type="float" office:value="356.7088741972" calcext:value-type="float">
            <text:p>356.7088741972</text:p>
          </table:table-cell>
          <table:table-cell table:formula="of:=AVERAGE([.C47:.C56])" office:value-type="float" office:value="0.006612402046537" calcext:value-type="float">
            <text:p>0.006612402</text:p>
          </table:table-cell>
          <table:table-cell table:formula="of:=AVERAGE([.D47:.D56])" office:value-type="float" office:value="0.003531104898735" calcext:value-type="float">
            <text:p>0.0035311049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57]-[.B60]" office:value-type="float" office:value="356.153145900368" calcext:value-type="float">
            <text:p>356.1531459004</text:p>
          </table:table-cell>
          <table:table-cell table:formula="of:=[.C57]-[.C60]" office:value-type="float" office:value="0.00634303595752543" calcext:value-type="float">
            <text:p>0.006343036</text:p>
          </table:table-cell>
          <table:table-cell table:formula="of:=[.D57]-[.D60]" office:value-type="float" office:value="0.00335128062882234" calcext:value-type="float">
            <text:p>0.0033512806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57]+[.B60]" office:value-type="float" office:value="357.264602494032" calcext:value-type="float">
            <text:p>357.264602494</text:p>
          </table:table-cell>
          <table:table-cell table:formula="of:=[.C57]+[.C60]" office:value-type="float" office:value="0.00688176813554857" calcext:value-type="float">
            <text:p>0.0068817681</text:p>
          </table:table-cell>
          <table:table-cell table:formula="of:=[.D57]+[.D60]" office:value-type="float" office:value="0.00371092916864766" calcext:value-type="float">
            <text:p>0.003710929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7:.B56])" office:value-type="float" office:value="0.555728296832295" calcext:value-type="float">
            <text:p>0.5557282968</text:p>
          </table:table-cell>
          <table:table-cell table:formula="of:=STDEV([.C47:.C56])" office:value-type="float" office:value="0.000269366089011567" calcext:value-type="float">
            <text:p>0.0002693661</text:p>
          </table:table-cell>
          <table:table-cell table:formula="of:=STDEV([.D47:.D56])" office:value-type="float" office:value="0.000179824269912659" calcext:value-type="float">
            <text:p>0.00017982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878811521" calcext:value-type="float">
            <text:p>532.878811521</text:p>
          </table:table-cell>
          <table:table-cell office:value-type="float" office:value="0.00821109082172" calcext:value-type="float">
            <text:p>0.0082110908</text:p>
          </table:table-cell>
          <table:table-cell office:value-type="float" office:value="0.0035665939386" calcext:value-type="float">
            <text:p>0.00356659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9.049544327" calcext:value-type="float">
            <text:p>529.049544327</text:p>
          </table:table-cell>
          <table:table-cell office:value-type="float" office:value="0.00797517926357" calcext:value-type="float">
            <text:p>0.0079751793</text:p>
          </table:table-cell>
          <table:table-cell office:value-type="float" office:value="0.00346973897199" calcext:value-type="float">
            <text:p>0.0034697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120488294" calcext:value-type="float">
            <text:p>532.120488294</text:p>
          </table:table-cell>
          <table:table-cell office:value-type="float" office:value="0.00827179279941" calcext:value-type="float">
            <text:p>0.0082717928</text:p>
          </table:table-cell>
          <table:table-cell office:value-type="float" office:value="0.0037464707493" calcext:value-type="float">
            <text:p>0.00374647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9.031467603" calcext:value-type="float">
            <text:p>529.031467603</text:p>
          </table:table-cell>
          <table:table-cell office:value-type="float" office:value="0.00788559288538" calcext:value-type="float">
            <text:p>0.0078855929</text:p>
          </table:table-cell>
          <table:table-cell office:value-type="float" office:value="0.00364737039722" calcext:value-type="float">
            <text:p>0.00364737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0.318125258" calcext:value-type="float">
            <text:p>530.318125258</text:p>
          </table:table-cell>
          <table:table-cell office:value-type="float" office:value="0.00911042974408" calcext:value-type="float">
            <text:p>0.0091104297</text:p>
          </table:table-cell>
          <table:table-cell office:value-type="float" office:value="0.00349282250307" calcext:value-type="float">
            <text:p>0.00349282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808443664" calcext:value-type="float">
            <text:p>531.808443664</text:p>
          </table:table-cell>
          <table:table-cell office:value-type="float" office:value="0.00836251145038" calcext:value-type="float">
            <text:p>0.0083625115</text:p>
          </table:table-cell>
          <table:table-cell office:value-type="float" office:value="0.00375664896934" calcext:value-type="float">
            <text:p>0.003756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3.22550101" calcext:value-type="float">
            <text:p>533.22550101</text:p>
          </table:table-cell>
          <table:table-cell office:value-type="float" office:value="0.00761151369534" calcext:value-type="float">
            <text:p>0.0076115137</text:p>
          </table:table-cell>
          <table:table-cell office:value-type="float" office:value="0.00335736084682" calcext:value-type="float">
            <text:p>0.00335736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117143662" calcext:value-type="float">
            <text:p>532.117143662</text:p>
          </table:table-cell>
          <table:table-cell office:value-type="float" office:value="0.00831813559322" calcext:value-type="float">
            <text:p>0.0083181356</text:p>
          </table:table-cell>
          <table:table-cell office:value-type="float" office:value="0.00407097971953" calcext:value-type="float">
            <text:p>0.00407097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1.486016784" calcext:value-type="float">
            <text:p>531.486016784</text:p>
          </table:table-cell>
          <table:table-cell office:value-type="float" office:value="0.00802807272727" calcext:value-type="float">
            <text:p>0.0080280727</text:p>
          </table:table-cell>
          <table:table-cell office:value-type="float" office:value="0.00364333932667" calcext:value-type="float">
            <text:p>0.00364333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0.375061803" calcext:value-type="float">
            <text:p>530.375061803</text:p>
          </table:table-cell>
          <table:table-cell office:value-type="float" office:value="0.00809028019324" calcext:value-type="float">
            <text:p>0.0080902802</text:p>
          </table:table-cell>
          <table:table-cell office:value-type="float" office:value="0.00457597209321" calcext:value-type="float">
            <text:p>0.004575972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2:.B71])" office:value-type="float" office:value="531.2410603926" calcext:value-type="float">
            <text:p>531.2410603926</text:p>
          </table:table-cell>
          <table:table-cell table:formula="of:=AVERAGE([.C62:.C71])" office:value-type="float" office:value="0.008186459917361" calcext:value-type="float">
            <text:p>0.0081864599</text:p>
          </table:table-cell>
          <table:table-cell table:formula="of:=AVERAGE([.D62:.D71])" office:value-type="float" office:value="0.003732729751575" calcext:value-type="float">
            <text:p>0.0037327298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72]-[.B75]" office:value-type="float" office:value="529.756701876342" calcext:value-type="float">
            <text:p>529.7567018763</text:p>
          </table:table-cell>
          <table:table-cell table:formula="of:=[.C72]-[.C75]" office:value-type="float" office:value="0.00779064824301753" calcext:value-type="float">
            <text:p>0.0077906482</text:p>
          </table:table-cell>
          <table:table-cell table:formula="of:=[.D72]-[.D75]" office:value-type="float" office:value="0.00337733778330038" calcext:value-type="float">
            <text:p>0.0033773378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72]+[.B75]" office:value-type="float" office:value="532.725418908858" calcext:value-type="float">
            <text:p>532.7254189089</text:p>
          </table:table-cell>
          <table:table-cell table:formula="of:=[.C72]+[.C75]" office:value-type="float" office:value="0.00858227159170448" calcext:value-type="float">
            <text:p>0.0085822716</text:p>
          </table:table-cell>
          <table:table-cell table:formula="of:=[.D72]+[.D75]" office:value-type="float" office:value="0.00408812171984962" calcext:value-type="float">
            <text:p>0.0040881217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62:.B71])" office:value-type="float" office:value="1.48435851625847" calcext:value-type="float">
            <text:p>1.4843585163</text:p>
          </table:table-cell>
          <table:table-cell table:formula="of:=STDEV([.C62:.C71])" office:value-type="float" office:value="0.000395811674343477" calcext:value-type="float">
            <text:p>0.0003958117</text:p>
          </table:table-cell>
          <table:table-cell table:formula="of:=STDEV([.D62:.D71])" office:value-type="float" office:value="0.000355391968274624" calcext:value-type="float">
            <text:p>0.0003553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5.993512015" calcext:value-type="float">
            <text:p>705.993512015</text:p>
          </table:table-cell>
          <table:table-cell office:value-type="float" office:value="0.0403535117773" calcext:value-type="float">
            <text:p>0.0403535118</text:p>
          </table:table-cell>
          <table:table-cell office:value-type="float" office:value="0.0242331072213" calcext:value-type="float">
            <text:p>0.02423310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606129912" calcext:value-type="float">
            <text:p>707.606129912</text:p>
          </table:table-cell>
          <table:table-cell office:value-type="float" office:value="0.58007465866" calcext:value-type="float">
            <text:p>0.5800746587</text:p>
          </table:table-cell>
          <table:table-cell office:value-type="float" office:value="0.65672531525" calcext:value-type="float">
            <text:p>0.65672531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418826973" calcext:value-type="float">
            <text:p>706.418826973</text:p>
          </table:table-cell>
          <table:table-cell office:value-type="float" office:value="0.180873246244" calcext:value-type="float">
            <text:p>0.1808732462</text:p>
          </table:table-cell>
          <table:table-cell office:value-type="float" office:value="0.286783252937" calcext:value-type="float">
            <text:p>0.28678325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88.497200939" calcext:value-type="float">
            <text:p>688.497200939</text:p>
          </table:table-cell>
          <table:table-cell office:value-type="float" office:value="0.089990414617" calcext:value-type="float">
            <text:p>0.0899904146</text:p>
          </table:table-cell>
          <table:table-cell office:value-type="float" office:value="0.14076307002" calcext:value-type="float">
            <text:p>0.140763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344225967" calcext:value-type="float">
            <text:p>707.344225967</text:p>
          </table:table-cell>
          <table:table-cell office:value-type="float" office:value="0.327056337761" calcext:value-type="float">
            <text:p>0.3270563378</text:p>
          </table:table-cell>
          <table:table-cell office:value-type="float" office:value="0.464473488639" calcext:value-type="float">
            <text:p>0.46447348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5.701486999" calcext:value-type="float">
            <text:p>705.701486999</text:p>
          </table:table-cell>
          <table:table-cell office:value-type="float" office:value="0.128025399408" calcext:value-type="float">
            <text:p>0.1280253994</text:p>
          </table:table-cell>
          <table:table-cell office:value-type="float" office:value="0.183785473181" calcext:value-type="float">
            <text:p>0.18378547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5.923788175" calcext:value-type="float">
            <text:p>705.923788175</text:p>
          </table:table-cell>
          <table:table-cell office:value-type="float" office:value="0.0455965063862" calcext:value-type="float">
            <text:p>0.0455965064</text:p>
          </table:table-cell>
          <table:table-cell office:value-type="float" office:value="0.0569895048997" calcext:value-type="float">
            <text:p>0.05698950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6.079519621" calcext:value-type="float">
            <text:p>706.079519621</text:p>
          </table:table-cell>
          <table:table-cell office:value-type="float" office:value="0.0960569346049" calcext:value-type="float">
            <text:p>0.0960569346</text:p>
          </table:table-cell>
          <table:table-cell office:value-type="float" office:value="0.147832440145" calcext:value-type="float">
            <text:p>0.14783244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90.607005055" calcext:value-type="float">
            <text:p>690.607005055</text:p>
          </table:table-cell>
          <table:table-cell office:value-type="float" office:value="0.236022029831" calcext:value-type="float">
            <text:p>0.2360220298</text:p>
          </table:table-cell>
          <table:table-cell office:value-type="float" office:value="0.388236654735" calcext:value-type="float">
            <text:p>0.38823665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7.316497377" calcext:value-type="float">
            <text:p>707.316497377</text:p>
          </table:table-cell>
          <table:table-cell office:value-type="float" office:value="0.29860071519" calcext:value-type="float">
            <text:p>0.2986007152</text:p>
          </table:table-cell>
          <table:table-cell office:value-type="float" office:value="0.437323165007" calcext:value-type="float">
            <text:p>0.43732316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7:.B86])" office:value-type="float" office:value="703.1488193033" calcext:value-type="float">
            <text:p>703.1488193033</text:p>
          </table:table-cell>
          <table:table-cell table:formula="of:=AVERAGE([.C77:.C86])" office:value-type="float" office:value="0.20226497544794" calcext:value-type="float">
            <text:p>0.2022649754</text:p>
          </table:table-cell>
          <table:table-cell table:formula="of:=AVERAGE([.D77:.D86])" office:value-type="float" office:value="0.2787145472035" calcext:value-type="float">
            <text:p>0.2787145472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87]-[.B90]" office:value-type="float" office:value="695.934663338703" calcext:value-type="float">
            <text:p>695.9346633387</text:p>
          </table:table-cell>
          <table:table-cell table:formula="of:=[.C87]-[.C90]" office:value-type="float" office:value="0.0358156734389373" calcext:value-type="float">
            <text:p>0.0358156734</text:p>
          </table:table-cell>
          <table:table-cell table:formula="of:=[.D87]-[.D90]" office:value-type="float" office:value="0.0749416677643716" calcext:value-type="float">
            <text:p>0.0749416678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87]+[.B90]" office:value-type="float" office:value="710.362975267898" calcext:value-type="float">
            <text:p>710.3629752679</text:p>
          </table:table-cell>
          <table:table-cell table:formula="of:=[.C87]+[.C90]" office:value-type="float" office:value="0.368714277456943" calcext:value-type="float">
            <text:p>0.3687142775</text:p>
          </table:table-cell>
          <table:table-cell table:formula="of:=[.D87]+[.D90]" office:value-type="float" office:value="0.482487426642628" calcext:value-type="float">
            <text:p>0.4824874266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77:.B86])" office:value-type="float" office:value="7.21415596459752" calcext:value-type="float">
            <text:p>7.2141559646</text:p>
          </table:table-cell>
          <table:table-cell table:formula="of:=STDEV([.C77:.C86])" office:value-type="float" office:value="0.166449302009003" calcext:value-type="float">
            <text:p>0.166449302</text:p>
          </table:table-cell>
          <table:table-cell table:formula="of:=STDEV([.D77:.D86])" office:value-type="float" office:value="0.203772879439128" calcext:value-type="float">
            <text:p>0.20377287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4.905705051" calcext:value-type="float">
            <text:p>844.905705051</text:p>
          </table:table-cell>
          <table:table-cell office:value-type="float" office:value="0.486042891304" calcext:value-type="float">
            <text:p>0.4860428913</text:p>
          </table:table-cell>
          <table:table-cell office:value-type="float" office:value="0.429794388582" calcext:value-type="float">
            <text:p>0.42979438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081869633" calcext:value-type="float">
            <text:p>845.081869633</text:p>
          </table:table-cell>
          <table:table-cell office:value-type="float" office:value="0.396911518438" calcext:value-type="float">
            <text:p>0.3969115184</text:p>
          </table:table-cell>
          <table:table-cell office:value-type="float" office:value="0.42182943063" calcext:value-type="float">
            <text:p>0.42182943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39.76165342" calcext:value-type="float">
            <text:p>839.76165342</text:p>
          </table:table-cell>
          <table:table-cell office:value-type="float" office:value="0.239505212766" calcext:value-type="float">
            <text:p>0.2395052128</text:p>
          </table:table-cell>
          <table:table-cell office:value-type="float" office:value="0.148785454854" calcext:value-type="float">
            <text:p>0.14878545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5.029108056" calcext:value-type="float">
            <text:p>845.029108056</text:p>
          </table:table-cell>
          <table:table-cell office:value-type="float" office:value="0.571764574236" calcext:value-type="float">
            <text:p>0.5717645742</text:p>
          </table:table-cell>
          <table:table-cell office:value-type="float" office:value="0.338168368025" calcext:value-type="float">
            <text:p>0.3381683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2.678042104" calcext:value-type="float">
            <text:p>842.678042104</text:p>
          </table:table-cell>
          <table:table-cell office:value-type="float" office:value="0.286823755102" calcext:value-type="float">
            <text:p>0.2868237551</text:p>
          </table:table-cell>
          <table:table-cell office:value-type="float" office:value="0.331971583038" calcext:value-type="float">
            <text:p>0.3319715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38.848970808" calcext:value-type="float">
            <text:p>838.848970808</text:p>
          </table:table-cell>
          <table:table-cell office:value-type="float" office:value="0.195475720339" calcext:value-type="float">
            <text:p>0.1954757203</text:p>
          </table:table-cell>
          <table:table-cell office:value-type="float" office:value="0.114153576467" calcext:value-type="float">
            <text:p>0.11415357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39.30415734" calcext:value-type="float">
            <text:p>839.30415734</text:p>
          </table:table-cell>
          <table:table-cell office:value-type="float" office:value="0.169675964126" calcext:value-type="float">
            <text:p>0.1696759641</text:p>
          </table:table-cell>
          <table:table-cell office:value-type="float" office:value="0.090255225365" calcext:value-type="float">
            <text:p>0.09025522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38.138646595" calcext:value-type="float">
            <text:p>838.138646595</text:p>
          </table:table-cell>
          <table:table-cell office:value-type="float" office:value="0.135020833333" calcext:value-type="float">
            <text:p>0.1350208333</text:p>
          </table:table-cell>
          <table:table-cell office:value-type="float" office:value="0.0813017438963" calcext:value-type="float">
            <text:p>0.08130174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3.678817023" calcext:value-type="float">
            <text:p>843.678817023</text:p>
          </table:table-cell>
          <table:table-cell office:value-type="float" office:value="0.218269106754" calcext:value-type="float">
            <text:p>0.2182691068</text:p>
          </table:table-cell>
          <table:table-cell office:value-type="float" office:value="0.259676951719" calcext:value-type="float">
            <text:p>0.25967695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2.598198427" calcext:value-type="float">
            <text:p>842.598198427</text:p>
          </table:table-cell>
          <table:table-cell office:value-type="float" office:value="0.123454756098" calcext:value-type="float">
            <text:p>0.1234547561</text:p>
          </table:table-cell>
          <table:table-cell office:value-type="float" office:value="0.127188432004" calcext:value-type="float">
            <text:p>0.12718843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3:.B102])" office:value-type="float" office:value="842.0025168457" calcext:value-type="float">
            <text:p>842.0025168457</text:p>
          </table:table-cell>
          <table:table-cell table:formula="of:=AVERAGE([.C93:.C102])" office:value-type="float" office:value="0.2822944332496" calcext:value-type="float">
            <text:p>0.2822944332</text:p>
          </table:table-cell>
          <table:table-cell table:formula="of:=AVERAGE([.D93:.D102])" office:value-type="float" office:value="0.23431251545803" calcext:value-type="float">
            <text:p>0.234312515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103]-[.B106]" office:value-type="float" office:value="839.256423019019" calcext:value-type="float">
            <text:p>839.256423019</text:p>
          </table:table-cell>
          <table:table-cell table:formula="of:=[.C103]-[.C106]" office:value-type="float" office:value="0.128984974149011" calcext:value-type="float">
            <text:p>0.1289849741</text:p>
          </table:table-cell>
          <table:table-cell table:formula="of:=[.D103]-[.D106]" office:value-type="float" office:value="0.0961757637993725" calcext:value-type="float">
            <text:p>0.0961757638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[.B103]+[.B106]" office:value-type="float" office:value="844.748610672381" calcext:value-type="float">
            <text:p>844.7486106724</text:p>
          </table:table-cell>
          <table:table-cell table:formula="of:=[.C103]+[.C106]" office:value-type="float" office:value="0.435603892350189" calcext:value-type="float">
            <text:p>0.4356038924</text:p>
          </table:table-cell>
          <table:table-cell table:formula="of:=[.D103]+[.D106]" office:value-type="float" office:value="0.372449267116688" calcext:value-type="float">
            <text:p>0.372449267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93:.B102])" office:value-type="float" office:value="2.74609382668077" calcext:value-type="float">
            <text:p>2.7460938267</text:p>
          </table:table-cell>
          <table:table-cell table:formula="of:=STDEV([.C93:.C102])" office:value-type="float" office:value="0.153309459100589" calcext:value-type="float">
            <text:p>0.1533094591</text:p>
          </table:table-cell>
          <table:table-cell table:formula="of:=STDEV([.D93:.D102])" office:value-type="float" office:value="0.138136751658658" calcext:value-type="float">
            <text:p>0.1381367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41:11.379090576</meta:creation-date>
    <dc:date>2015-02-09T21:52:19.791613322</dc:date>
    <meta:editing-duration>P0D</meta:editing-duration>
    <meta:editing-cycles>1</meta:editing-cycles>
    <meta:document-statistic meta:table-count="1" meta:cell-count="396" meta:object-count="0"/>
    <meta:generator>LibreOffice/4.2.7.2$Linux_X86_64 LibreOffice_project/420m0$Build-2</meta:generator>
  </office:meta>
</office:document-meta>
</file>